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style:font-name="Arial" fo:color="#999999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/>
    </style:style>
    <style:style style:name="T5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T10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1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T17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8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T19" style:parent-style-name="Policepardéfaut" style:family="text">
      <style:text-properties style:font-name="Arial"/>
    </style:style>
    <style:style style:name="T20" style:parent-style-name="Policepardéfaut" style:family="text">
      <style:text-properties style:font-name="Arial"/>
    </style:style>
    <style:style style:name="P21" style:parent-style-name="Standard" style:family="paragraph"/>
    <style:style style:name="T22" style:parent-style-name="Policepardéfaut" style:family="text">
      <style:text-properties style:font-name="Arial"/>
    </style:style>
    <style:style style:name="P23" style:parent-style-name="Standard" style:family="paragraph"/>
    <style:style style:name="T24" style:parent-style-name="Policepardéfaut" style:family="text">
      <style:text-properties style:font-name="Arial"/>
    </style:style>
    <style:style style:name="P25" style:parent-style-name="Standard" style:family="paragraph"/>
    <style:style style:name="T26" style:parent-style-name="Policepardéfaut" style:family="text">
      <style:text-properties style:font-name="Arial"/>
    </style:style>
    <style:style style:name="T27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28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T29" style:parent-style-name="Policepardéfaut" style:family="text">
      <style:text-properties style:font-name="Arial"/>
    </style:style>
    <style:style style:name="P30" style:parent-style-name="Standard" style:family="paragraph"/>
    <style:style style:name="T31" style:parent-style-name="Policepardéfaut" style:family="text">
      <style:text-properties style:font-name="Arial"/>
    </style:style>
    <style:style style:name="P32" style:parent-style-name="Standard" style:family="paragraph"/>
    <style:style style:name="T33" style:parent-style-name="Policepardéfaut" style:family="text">
      <style:text-properties style:font-name="Arial"/>
    </style:style>
    <style:style style:name="P34" style:parent-style-name="Standard" style:family="paragraph"/>
    <style:style style:name="T35" style:parent-style-name="Policepardéfaut" style:family="text">
      <style:text-properties style:font-name="Arial"/>
    </style:style>
    <style:style style:name="T36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37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T38" style:parent-style-name="Policepardéfaut" style:family="text">
      <style:text-properties style:font-name="Arial"/>
    </style:style>
    <style:style style:name="P39" style:parent-style-name="Standard" style:family="paragraph"/>
    <style:style style:name="T40" style:parent-style-name="Policepardéfaut" style:family="text">
      <style:text-properties style:font-name="Arial"/>
    </style:style>
    <style:style style:name="P41" style:parent-style-name="Standard" style:family="paragraph"/>
    <style:style style:name="T42" style:parent-style-name="Policepardéfaut" style:family="text">
      <style:text-properties style:font-name="Arial"/>
    </style:style>
    <style:style style:name="P43" style:parent-style-name="Standard" style:family="paragraph"/>
    <style:style style:name="T44" style:parent-style-name="Policepardéfaut" style:family="text">
      <style:text-properties style:font-name="Arial"/>
    </style:style>
    <style:style style:name="P45" style:parent-style-name="Standard" style:family="paragraph"/>
    <style:style style:name="T46" style:parent-style-name="Policepardéfaut" style:family="text">
      <style:text-properties style:font-name="Arial"/>
    </style:style>
    <style:style style:name="P47" style:parent-style-name="Standard" style:family="paragraph"/>
    <style:style style:name="T48" style:parent-style-name="Policepardéfaut" style:family="text">
      <style:text-properties style:font-name="Arial"/>
    </style:style>
    <style:style style:name="P49" style:parent-style-name="Standard" style:family="paragraph"/>
    <style:style style:name="T50" style:parent-style-name="Policepardéfaut" style:family="text">
      <style:text-properties style:font-name="Arial"/>
    </style:style>
    <style:style style:name="T51" style:parent-style-name="Policepardéfaut" style:family="text">
      <style:text-properties style:font-name="Arial"/>
    </style:style>
    <style:style style:name="T52" style:parent-style-name="Policepardéfaut" style:family="text">
      <style:text-properties style:font-name="Arial"/>
    </style:style>
    <style:style style:name="P53" style:parent-style-name="Standard" style:family="paragraph"/>
    <style:style style:name="T54" style:parent-style-name="Policepardéfaut" style:family="text">
      <style:text-properties style:font-name="Arial"/>
    </style:style>
    <style:style style:name="P55" style:parent-style-name="Standard" style:family="paragraph"/>
    <style:style style:name="T56" style:parent-style-name="Policepardéfaut" style:family="text">
      <style:text-properties style:font-name="Arial"/>
    </style:style>
    <style:style style:name="P57" style:parent-style-name="Standard" style:family="paragraph"/>
    <style:style style:name="T58" style:parent-style-name="Policepardéfaut" style:family="text">
      <style:text-properties style:font-name="Arial"/>
    </style:style>
    <style:style style:name="P59" style:parent-style-name="Standard" style:family="paragraph"/>
    <style:style style:name="T60" style:parent-style-name="Policepardéfaut" style:family="text">
      <style:text-properties style:font-name="Arial"/>
    </style:style>
    <style:style style:name="T61" style:parent-style-name="Policepardéfaut" style:family="text">
      <style:text-properties style:font-name="Arial"/>
    </style:style>
    <style:style style:name="P62" style:parent-style-name="Standard" style:family="paragraph"/>
    <style:style style:name="T63" style:parent-style-name="Policepardéfaut" style:family="text">
      <style:text-properties style:font-name="Arial"/>
    </style:style>
    <style:style style:name="P64" style:parent-style-name="Standard" style:family="paragraph"/>
    <style:style style:name="T65" style:parent-style-name="Policepardéfaut" style:family="text">
      <style:text-properties style:font-name="Arial"/>
    </style:style>
    <style:style style:name="P66" style:parent-style-name="Standard" style:family="paragraph"/>
    <style:style style:name="T67" style:parent-style-name="Policepardéfaut" style:family="text">
      <style:text-properties style:font-name="Arial"/>
    </style:style>
    <style:style style:name="P68" style:parent-style-name="Standard" style:family="paragraph"/>
    <style:style style:name="T69" style:parent-style-name="Policepardéfaut" style:family="text">
      <style:text-properties style:font-name="Arial"/>
    </style:style>
    <style:style style:name="P70" style:parent-style-name="Standard" style:family="paragraph"/>
    <style:style style:name="T71" style:parent-style-name="Policepardéfaut" style:family="text">
      <style:text-properties style:font-name="Arial"/>
    </style:style>
    <style:style style:name="T72" style:parent-style-name="Policepardéfaut" style:family="text">
      <style:text-properties style:font-name="Arial"/>
    </style:style>
    <style:style style:name="T73" style:parent-style-name="Policepardéfaut" style:family="text">
      <style:text-properties style:font-name="Arial"/>
    </style:style>
    <style:style style:name="T74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75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T76" style:parent-style-name="Policepardéfaut" style:family="text">
      <style:text-properties style:font-name="Arial"/>
    </style:style>
    <style:style style:name="T77" style:parent-style-name="Policepardéfaut" style:family="text">
      <style:text-properties style:font-name="Arial"/>
    </style:style>
    <style:style style:name="T78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79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T86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87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T88" style:parent-style-name="Policepardéfaut" style:family="text">
      <style:text-properties style:font-name="Arial"/>
    </style:style>
    <style:style style:name="P89" style:parent-style-name="Standard" style:family="paragraph"/>
    <style:style style:name="T90" style:parent-style-name="Policepardéfaut" style:family="text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T94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95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96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T106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7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T115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16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T122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23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T131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32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T139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40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T148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49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T153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54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T162" style:parent-style-name="Policepardéfau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63" style:parent-style-name="Policepardéfaut" style:family="text">
      <style:text-properties style:font-name="Arial" fo:font-style="italic" style:font-style-asian="italic" style:font-style-complex="italic" fo:color="#999999" fo:font-size="14pt" style:font-size-asian="14pt" style:font-size-complex="14pt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</office:automatic-styles>
  <office:body>
    <office:text text:use-soft-page-breaks="true">
      <text:h text:style-name="P1" text:outline-level="1">DOSSIER DE SYNTHESE TYPE</text:h>
      <text:p text:style-name="P2">(Développeur Web<text:s/>et Web Mobile)</text:p>
      <text:p text:style-name="P3"/>
      <text:p text:style-name="P4"/>
      <text:p text:style-name="Standard"><text:span text:style-name="T5">Sommaire</text:span><text:span text:style-name="T6"><text:s/>(1)</text:span></text:p>
      <text:p text:style-name="P7"><text:tab/>Numérotez vos pages sans que des thématiques se chevauchent afin de plus facilement<text:s/><text:tab/>naviguer dans le document.</text:p>
      <text:p text:style-name="P8"/>
      <text:p text:style-name="P9"/>
      <text:p text:style-name="Standard"><text:span text:style-name="T10">Présentation du projet</text:span><text:span text:style-name="T11"><text:s/>(1)</text:span></text:p>
      <text:p text:style-name="P12"><text:tab/>Description concise de votre application :</text:p>
      <text:list text:style-name="LFO1" text:continue-numbering="true">
        <text:list-item>
          <text:list>
            <text:list-item>
              <text:p text:style-name="P13">200 mots minimum</text:p>
            </text:list-item>
            <text:list-item>
              <text:p text:style-name="P14">version FR et EN</text:p>
            </text:list-item>
          </text:list>
        </text:list-item>
      </text:list>
      <text:p text:style-name="P15"/>
      <text:p text:style-name="P16"/>
      <text:p text:style-name="Standard"><text:span text:style-name="T17">Etude concurrentielle</text:span><text:span text:style-name="T18"><text:s/>(1-3)</text:span></text:p>
      <text:p text:style-name="Standard"><text:span text:style-name="T19"><text:tab/></text:span><text:span text:style-name="T20">Consacrer 1 page par concurrent :</text:span></text:p>
      <text:list text:style-name="LFO2" text:continue-numbering="true">
        <text:list-item>
          <text:list>
            <text:list-item>
              <text:p text:style-name="P21"><text:span text:style-name="T22">présentation rapide</text:span></text:p>
            </text:list-item>
            <text:list-item>
              <text:p text:style-name="P23"><text:span text:style-name="T24">points forts / faibles</text:span></text:p>
            </text:list-item>
            <text:list-item>
              <text:p text:style-name="P25"><text:span text:style-name="T26">différentiation</text:span></text:p>
            </text:list-item>
          </text:list>
        </text:list-item>
      </text:list>
      <text:p text:style-name="Standard"/>
      <text:p text:style-name="Standard"/>
      <text:p text:style-name="Standard"><text:span text:style-name="T27">Recherche &amp; Développement</text:span><text:span text:style-name="T28"><text:s/>(1)</text:span></text:p>
      <text:p text:style-name="Standard"><text:span text:style-name="T29"><text:tab/>Sorte d'étude de faisabilité :</text:span></text:p>
      <text:list text:style-name="LFO3" text:continue-numbering="true">
        <text:list-item>
          <text:list>
            <text:list-item>
              <text:p text:style-name="P30"><text:span text:style-name="T31">matière première disponible</text:span></text:p>
            </text:list-item>
            <text:list-item>
              <text:p text:style-name="P32"><text:span text:style-name="T33">existant</text:span></text:p>
            </text:list-item>
            <text:list-item>
              <text:p text:style-name="P34"><text:span text:style-name="T35">outils utilisables et maitrisés</text:span></text:p>
            </text:list-item>
          </text:list>
        </text:list-item>
      </text:list>
      <text:p text:style-name="Standard"/>
      <text:p text:style-name="Standard"/>
      <text:p text:style-name="Standard"><text:span text:style-name="T36">Spécifications techniques</text:span><text:span text:style-name="T37"><text:s/>(1-2)</text:span></text:p>
      <text:p text:style-name="Standard"><text:span text:style-name="T38"><text:tab/>Listing des technologies utilisées :</text:span></text:p>
      <text:list text:style-name="LFO4" text:continue-numbering="true">
        <text:list-item>
          <text:list>
            <text:list-item>
              <text:p text:style-name="P39"><text:span text:style-name="T40">logiciels (ATOM, FileZilla...)</text:span></text:p>
            </text:list-item>
            <text:list-item>
              <text:p text:style-name="P41"><text:span text:style-name="T42">langages (HTML, CSS, JS, Php...)</text:span></text:p>
            </text:list-item>
            <text:list-item>
              <text:p text:style-name="P43"><text:span text:style-name="T44">formats (Json, XML...)</text:span></text:p>
            </text:list-item>
            <text:list-item>
              <text:p text:style-name="P45"><text:span text:style-name="T46">environnement de dev (easyPHP, WAMP...)</text:span></text:p>
            </text:list-item>
            <text:list-item>
              <text:p text:style-name="P47"><text:span text:style-name="T48">bibliothèques / workflow (jQuery, Bootstrap, GoogleFonts, FontAwesome...)</text:span></text:p>
            </text:list-item>
            <text:list-item>
              <text:p text:style-name="P49"><text:span text:style-name="T50">outils (GU</text:span><text:span text:style-name="T51">LP, Grunt...)</text:span></text:p>
            </text:list-item>
          </text:list>
        </text:list-item>
      </text:list>
      <text:p text:style-name="Standard"/>
      <text:p text:style-name="Standard"><text:span text:style-name="T52"><text:tab/>Environnement de travail (phase de développement) :</text:span></text:p>
      <text:list text:style-name="LFO5" text:continue-numbering="true">
        <text:list-item>
          <text:list>
            <text:list-item>
              <text:p text:style-name="P53"><text:span text:style-name="T54">developpement sur un PC, Mac...</text:span></text:p>
            </text:list-item>
            <text:list-item>
              <text:p text:style-name="P55"><text:span text:style-name="T56">utilisation d'un serveur virtuel, en ligne...</text:span></text:p>
            </text:list-item>
            <text:list-item>
              <text:p text:style-name="P57"><text:span text:style-name="T58">smartphone en mode dev</text:span></text:p>
            </text:list-item>
            <text:list-item>
              <text:p text:style-name="P59"><text:span text:style-name="T60">type de réseau</text:span></text:p>
            </text:list-item>
          </text:list>
        </text:list-item>
      </text:list>
      <text:p text:style-name="Standard"/>
      <text:p text:style-name="Standard"><text:span text:style-name="T61"><text:tab/>Architecture finale (mise en production) :</text:span></text:p>
      <text:list text:style-name="LFO6" text:continue-numbering="true">
        <text:list-item>
          <text:list>
            <text:list-item>
              <text:p text:style-name="P62"><text:span text:style-name="T63">serveur</text:span></text:p>
            </text:list-item>
            <text:list-item>
              <text:p text:style-name="P64"><text:span text:style-name="T65">API</text:span></text:p>
            </text:list-item>
            <text:list-item>
              <text:p text:style-name="P66"><text:span text:style-name="T67">CDN</text:span></text:p>
            </text:list-item>
            <text:list-item>
              <text:p text:style-name="P68"><text:span text:style-name="T69">DB</text:span></text:p>
            </text:list-item>
            <text:list-item>
              <text:p text:style-name="P70"><text:span text:style-name="T71">type de<text:s/></text:span><text:span text:style-name="T72">réseau</text:span><text:span text:style-name="T73"><text:tab/></text:span></text:p>
            </text:list-item>
          </text:list>
        </text:list-item>
      </text:list>
      <text:p text:style-name="Standard"/>
      <text:soft-page-break/>
      <text:p text:style-name="Standard"><text:span text:style-name="T74">Persona</text:span><text:span text:style-name="T75"><text:s/>(1)</text:span></text:p>
      <text:p text:style-name="Standard"><text:span text:style-name="T76"><text:tab/>Identifier le ou les groupes cibles de l'application et construire quelques personas.</text:span></text:p>
      <text:p text:style-name="Standard"><text:span text:style-name="T77"><text:tab/>(3 dans l'idéal)</text:span></text:p>
      <text:p text:style-name="Standard"/>
      <text:p text:style-name="Standard"/>
      <text:p text:style-name="Standard"><text:span text:style-name="T78">Charte graphique<text:s/></text:span><text:span text:style-name="T79">(1-3)</text:span></text:p>
      <text:p text:style-name="P80"><text:tab/>Version simplifiée de ce genre de document :</text:p>
      <text:list text:style-name="LFO7" text:continue-numbering="true">
        <text:list-item>
          <text:list>
            <text:list-item>
              <text:p text:style-name="P81">logo et déclinaisons (optionnel)</text:p>
            </text:list-item>
            <text:list-item>
              <text:p text:style-name="P82">polices de caractères utilisées</text:p>
            </text:list-item>
            <text:list-item>
              <text:p text:style-name="P83">colorimétrie</text:p>
            </text:list-item>
          </text:list>
        </text:list-item>
      </text:list>
      <text:p text:style-name="P84"/>
      <text:p text:style-name="P85"/>
      <text:p text:style-name="Standard"><text:span text:style-name="T86">Sitemap<text:s/></text:span><text:span text:style-name="T87">(1)</text:span></text:p>
      <text:p text:style-name="Standard"><text:span text:style-name="T88"><text:tab/>Présentation (graphique si possible) de l'architecture du site ou de l'application :</text:span></text:p>
      <text:list text:style-name="LFO8" text:continue-numbering="true">
        <text:list-item>
          <text:list>
            <text:list-item>
              <text:p text:style-name="P89"><text:span text:style-name="T90">pas trop de détails, il s'agit d'avoir une vision globale de l'ensemble</text:span></text:p>
            </text:list-item>
            <text:list-item>
              <text:p text:style-name="P91">le cheminement entre les pages/étapes peut être représenté</text:p>
            </text:list-item>
          </text:list>
        </text:list-item>
      </text:list>
      <text:p text:style-name="P92"/>
      <text:p text:style-name="P93"/>
      <text:p text:style-name="Standard"><text:span text:style-name="T94">IHM<text:s/></text:span><text:span text:style-name="T95">(Interface Homme-Machine)<text:s/></text:span><text:span text:style-name="T96">(3-6)</text:span></text:p>
      <text:p text:style-name="P97"><text:tab/>Visuels représentant des pages/étapes clés ou représentatives de l'application :</text:p>
      <text:list text:style-name="LFO9" text:continue-numbering="true">
        <text:list-item>
          <text:list>
            <text:list-item>
              <text:p text:style-name="P98">wireframes</text:p>
            </text:list-item>
            <text:list-item>
              <text:p text:style-name="P99">zonings</text:p>
            </text:list-item>
            <text:list-item>
              <text:p text:style-name="P100">maquettes (Photoshop)</text:p>
            </text:list-item>
            <text:list-item>
              <text:p text:style-name="P101">mockup</text:p>
            </text:list-item>
          </text:list>
        </text:list-item>
      </text:list>
      <text:p text:style-name="P102"/>
      <text:p text:style-name="P103"><text:tab/>Expliciter les choix et orientations en terme d'ergonomie, de responsivité et<text:s/>d'adaptabilité.</text:p>
      <text:p text:style-name="P104"/>
      <text:p text:style-name="P105"/>
      <text:p text:style-name="Standard"><text:span text:style-name="T106">Base de données<text:s/></text:span><text:span text:style-name="T107">(2-4)</text:span></text:p>
      <text:p text:style-name="P108"><text:tab/>Description de toutes les étapes amenant à la réalisation de la DB :</text:p>
      <text:list text:style-name="LFO10" text:continue-numbering="true">
        <text:list-item>
          <text:list>
            <text:list-item>
              <text:p text:style-name="P109">diagramme des flux</text:p>
            </text:list-item>
            <text:list-item>
              <text:p text:style-name="P110">dépendances fonctionnelles</text:p>
            </text:list-item>
            <text:list-item>
              <text:p text:style-name="P111">dictionnaire des données</text:p>
            </text:list-item>
            <text:list-item>
              <text:p text:style-name="P112">MCD / MLD</text:p>
            </text:list-item>
          </text:list>
        </text:list-item>
      </text:list>
      <text:p text:style-name="P113"/>
      <text:p text:style-name="P114"/>
      <text:p text:style-name="Standard"><text:span text:style-name="T115">Spécifications fonctionnelles<text:s/></text:span><text:span text:style-name="T116">(1-6)</text:span></text:p>
      <text:p text:style-name="P117"><text:tab/>Description des principales fonctionnalités de l'application :</text:p>
      <text:list text:style-name="LFO11" text:continue-numbering="true">
        <text:list-item>
          <text:list>
            <text:list-item>
              <text:p text:style-name="P118">diagramme de classe (objets)</text:p>
            </text:list-item>
            <text:list-item>
              <text:p text:style-name="P119">extraits de codes significatifs</text:p>
            </text:list-item>
          </text:list>
        </text:list-item>
      </text:list>
      <text:p text:style-name="P120"/>
      <text:p text:style-name="P121"/>
      <text:p text:style-name="Standard"><text:span text:style-name="T122">Contraintes<text:s/></text:span><text:span text:style-name="T123">(1-2)</text:span></text:p>
      <text:p text:style-name="P124"><text:tab/>Tout élément extérieur ou indépendant de votre volonté contraignant un aspect du<text:s/><text:tab/>développement :</text:p>
      <text:list text:style-name="LFO12" text:continue-numbering="true">
        <text:list-item>
          <text:list>
            <text:list-item>
              <text:p text:style-name="P125">contraintes techniques</text:p>
            </text:list-item>
            <text:list-item>
              <text:p text:style-name="P126">contraintes organisationnelles</text:p>
            </text:list-item>
            <text:list-item>
              <text:p text:style-name="P127">contraintes de production</text:p>
            </text:list-item>
          </text:list>
        </text:list-item>
      </text:list>
      <text:p text:style-name="P128"/>
      <text:p text:style-name="P129"/>
      <text:p text:style-name="P130"/>
      <text:p text:style-name="Standard"><text:span text:style-name="T131">Sécurité<text:s/></text:span><text:span text:style-name="T132">(1-2)</text:span></text:p>
      <text:soft-page-break/>
      <text:p text:style-name="P133"><text:tab/>Lister et décrire les moyens utilisés pour garantir la sécurité de votre application :</text:p>
      <text:list text:style-name="LFO13" text:continue-numbering="true">
        <text:list-item>
          <text:list>
            <text:list-item>
              <text:p text:style-name="P134">sécurité des transits de données (injections, SSL, Post...)</text:p>
            </text:list-item>
            <text:list-item>
              <text:p text:style-name="P135">sécurité du stockage (cryptage des mots de<text:s/>passe...)</text:p>
            </text:list-item>
            <text:list-item>
              <text:p text:style-name="P136">intégrité des données (clés étrangères...)</text:p>
            </text:list-item>
          </text:list>
        </text:list-item>
      </text:list>
      <text:p text:style-name="P137"/>
      <text:p text:style-name="P138"/>
      <text:p text:style-name="Standard"><text:span text:style-name="T139">Test<text:s/></text:span><text:span text:style-name="T140">(1-2)</text:span></text:p>
      <text:p text:style-name="P141"><text:tab/>Décrire ce qui a été mis en place pour tester les différentes fonctionnalités de votre<text:s/><text:tab/>applications :</text:p>
      <text:list text:style-name="LFO14" text:continue-numbering="true">
        <text:list-item>
          <text:list>
            <text:list-item>
              <text:p text:style-name="P142">tests unitaire</text:p>
            </text:list-item>
            <text:list-item>
              <text:p text:style-name="P143">tests d'ergonomie</text:p>
            </text:list-item>
          </text:list>
        </text:list-item>
      </text:list>
      <text:list text:style-name="LFO15" text:continue-numbering="true">
        <text:list-item>
          <text:list>
            <text:list-item>
              <text:p text:style-name="P144">retours UX / UI</text:p>
            </text:list-item>
            <text:list-item>
              <text:p text:style-name="P145">outils de débugage (JsHint, outils de<text:s/>dev navigateur...)</text:p>
            </text:list-item>
          </text:list>
        </text:list-item>
      </text:list>
      <text:p text:style-name="P146"/>
      <text:p text:style-name="P147"/>
      <text:p text:style-name="Standard"><text:span text:style-name="T148">Projection<text:s/></text:span><text:span text:style-name="T149">(1)</text:span></text:p>
      <text:p text:style-name="P150"><text:tab/>Montrer que vous avez une vision à moyen/long terme de votre application. Décrivez les<text:s/><text:tab/>fonctionnalités que vous aimeriez ou auriez aimé implémenter par la suite.</text:p>
      <text:p text:style-name="P151"/>
      <text:p text:style-name="P152"/>
      <text:p text:style-name="Standard"><text:span text:style-name="T153">Conclusion<text:s/></text:span><text:span text:style-name="T154">(1)</text:span></text:p>
      <text:p text:style-name="P155"><text:tab/>Partie libre et personnelle, exprimez-vous :</text:p>
      <text:list text:style-name="LFO16" text:continue-numbering="true">
        <text:list-item>
          <text:list>
            <text:list-item>
              <text:p text:style-name="P156">ce que vous avez aimé, ou pas</text:p>
            </text:list-item>
            <text:list-item>
              <text:p text:style-name="P157">les difficultés que vous avez rencontré</text:p>
            </text:list-item>
            <text:list-item>
              <text:p text:style-name="P158">les remerciements</text:p>
            </text:list-item>
            <text:list-item>
              <text:p text:style-name="P159">vos impressions générales sur le déroulement du développement</text:p>
            </text:list-item>
          </text:list>
        </text:list-item>
      </text:list>
      <text:p text:style-name="P160"/>
      <text:p text:style-name="P161"/>
      <text:p text:style-name="Standard"><text:span text:style-name="T162">Annexe<text:s/></text:span><text:span text:style-name="T163">(1-6)</text:span></text:p>
      <text:p text:style-name="P164"><text:tab/>Tout ce qui mérite d'être montré pour affiner certaines parties du document</text:p>
      <text:list text:style-name="LFO17" text:continue-numbering="true">
        <text:list-item>
          <text:list>
            <text:list-item>
              <text:p text:style-name="P165">graphiques</text:p>
            </text:list-item>
            <text:list-item>
              <text:p text:style-name="P166">codes</text:p>
            </text:list-item>
            <text:list-item>
              <text:p text:style-name="P167">références</text:p>
            </text:list-item>
          </text:list>
        </text:list-item>
      </text:list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v Web TPlein</dc:creator>
    <meta:creation-date>2009-04-16T11:32:00Z</meta:creation-date>
    <dc:date>2019-02-22T14:36:00Z</dc:date>
    <meta:template xlink:href="Normal.dotm" xlink:type="simple"/>
    <meta:editing-cycles>5</meta:editing-cycles>
    <meta:editing-duration>PT1686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522" meta:character-count="3389" meta:row-count="23" meta:non-whitespace-character-count="2873"/>
  </office:meta>
</office:document-meta>
</file>